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f4d06" officeooo:paragraph-rsid="000f4d06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0f4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celentíssimo Senhor Doutor Juiz de Direito da no Vara Cível da Comarca da Região Metropolitana de Maringá - Foro Regional de Marialva, Dr. Devanir Cestari,</text:p>
      <text:p text:style-name="P2"/>
      <text:p text:style-name="P2">Processo no 0001801-76.2023.8.16.0113</text:p>
      <text:p text:style-name="P2"/>
      <text:p text:style-name="P2">Eu, Elias César Araújo de Carvalho, nomeado como perito de TI para o processo supra citado, recomento que a perícia in loco seja agendada na próxima segunda-feira dia <text:span text:style-name="T1">14</text:span> de <text:span text:style-name="T1">Agosto</text:span> de 2023</text:p>
      <text:p text:style-name="P2">das 14 as 18h, <text:span text:style-name="T1">uma vez que o primeiro agendamento foi cancelado</text:span>. </text:p>
      <text:p text:style-name="P2"/>
      <text:p text:style-name="P2">Maringá, <text:span text:style-name="T1">03</text:span> de <text:span text:style-name="T1">Agosto</text:span> de 2023</text:p>
      <text:p text:style-name="P2"/>
      <text:p text:style-name="P2"/>
      <text:p text:style-name="P1">Atenciosamente</text:p>
      <text:p text:style-name="P1"/>
      <text:p text:style-name="P1"/>
      <text:p text:style-name="P1"/>
      <text:p text:style-name="P1"/>
      <text:p text:style-name="P1"/>
      <text:p text:style-name="P1">Prof. Dr. Elias César Araújo de Carvalh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22:58:53.376356762</meta:creation-date>
    <dc:date>2023-08-03T23:03:15.496732886</dc:date>
    <meta:editing-duration>PT2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87" meta:character-count="529" meta:non-whitespace-character-count="448"/>
  </office:meta>
</office:document-meta>
</file>